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tainerWrapper.create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ainerWrapper.createChild( Collection &lt; URL &gt;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ainerWrapper.getBeanNames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ContainerWrappe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ainerWrapper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ainerWrapper.getBean( String name ,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ContainerWrapper.getBea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ContainerWrapper.getBean( Class &lt; T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ContainerWrapper.BeanContainerWrapper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ainerWrapper.getBeans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ContainerWrapper.loadBeans( String [ ]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